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23ff23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2" draw:id="id2" draw:layer="layout" svg:width="3.556cm" svg:height="1.206cm" svg:x="2.523cm" svg:y="14.345cm">
          <text:p text:style-name="P1"><text:span text:style-name="T1">0F:Present?</text:span></text:p>
        </draw:rect>
        <draw:rect draw:style-name="gr1" draw:text-style-name="P2" xml:id="id1" draw:id="id1" draw:layer="layout" svg:width="3.62cm" svg:height="1.206cm" svg:x="2.524cm" svg:y="24.94cm">
          <text:p text:style-name="P1"><text:span text:style-name="T2">Ax Status</text:span></text:p>
        </draw:rect>
        <draw:connector draw:style-name="gr2" draw:text-style-name="P1" draw:layer="layout" draw:type="lines" svg:x1="2.524cm" svg:y1="25.543cm" svg:x2="2.523cm" svg:y2="14.948cm" draw:start-shape="id1" draw:start-glue-point="3" draw:end-shape="id2" draw:end-glue-point="3" svg:d="m2524 25543h-501l-1-10595h501">
          <text:p/>
        </draw:connector>
        <draw:frame draw:style-name="gr3" draw:layer="layout" svg:width="5.866cm" svg:height="1.675cm" svg:x="3.286cm" svg:y="12.557cm">
          <draw:text-box>
            <text:p>Master</text:p>
            <text:p>Send <text:s text:c="8"/>Receive</text:p>
          </draw:text-box>
        </draw:frame>
        <draw:rect draw:style-name="gr1" draw:text-style-name="P1" xml:id="id3" draw:id="id3" draw:layer="layout" svg:width="3.556cm" svg:height="1.206cm" svg:x="2.524cm" svg:y="16.441cm">
          <text:p text:style-name="P1"><text:span text:style-name="T1">2x 4 HP MSB</text:span></text:p>
        </draw:rect>
        <draw:connector draw:style-name="gr2" draw:text-style-name="P1" draw:layer="layout" draw:type="lines" svg:x1="4.301cm" svg:y1="15.551cm" svg:x2="4.302cm" svg:y2="16.441cm" draw:start-shape="id2" draw:start-glue-point="2" draw:end-shape="id3" draw:end-glue-point="0" svg:d="m4301 15551v501l1-112v501">
          <text:p/>
        </draw:connector>
        <draw:connector draw:style-name="gr2" draw:text-style-name="P1" draw:layer="layout" draw:type="lines" draw:line-skew="-0.31cm" svg:x1="4.302cm" svg:y1="24.113cm" svg:x2="4.334cm" svg:y2="24.94cm" draw:start-shape="id4" draw:start-glue-point="2" draw:end-shape="id1" draw:end-glue-point="0" svg:d="m4302 24113v191l32 135v501">
          <text:p/>
        </draw:connector>
        <draw:rect draw:style-name="gr1" draw:text-style-name="P1" xml:id="id4" draw:id="id4" draw:layer="layout" svg:width="3.556cm" svg:height="1.206cm" svg:x="2.524cm" svg:y="22.907cm">
          <text:p text:style-name="P1"><text:span text:style-name="T1">8x Attack</text:span><text:span text:style-name="T1"><text:line-break/></text:span><text:span text:style-name="T1">to send</text:span></text:p>
        </draw:rect>
        <draw:connector draw:style-name="gr2" draw:text-style-name="P1" draw:layer="layout" draw:type="lines" svg:x1="4.302cm" svg:y1="17.647cm" svg:x2="4.302cm" svg:y2="18.653cm" draw:start-shape="id3" draw:start-glue-point="2" draw:end-shape="id5" draw:end-glue-point="0" svg:d="m4302 17647v501 4 501">
          <text:p/>
        </draw:connector>
        <draw:rect draw:style-name="gr1" draw:text-style-name="P1" draw:layer="layout" svg:width="3.556cm" svg:height="1.206cm" svg:x="6.08cm" svg:y="14.335cm">
          <text:p text:style-name="P1"><text:span text:style-name="T1">13 : Present !</text:span></text:p>
        </draw:rect>
        <draw:rect draw:style-name="gr1" draw:text-style-name="P1" xml:id="id5" draw:id="id5" draw:layer="layout" svg:width="3.556cm" svg:height="1.206cm" svg:x="2.524cm" svg:y="18.653cm">
          <text:p text:style-name="P1"><text:span text:style-name="T1">4x 4 HP LSB</text:span></text:p>
        </draw:rect>
        <draw:rect draw:style-name="gr1" draw:text-style-name="P1" draw:layer="layout" svg:width="3.556cm" svg:height="1.206cm" svg:x="6.08cm" svg:y="16.43cm">
          <text:p text:style-name="P1"><text:span text:style-name="T1">3x 4 HP MSB</text:span></text:p>
        </draw:rect>
        <draw:rect draw:style-name="gr1" draw:text-style-name="P1" draw:layer="layout" svg:width="3.556cm" svg:height="1.206cm" svg:x="6.08cm" svg:y="18.653cm">
          <text:p text:style-name="P1"><text:span text:style-name="T1">5x 4 HP LSB</text:span></text:p>
        </draw:rect>
        <draw:rect draw:style-name="gr1" draw:text-style-name="P1" draw:layer="layout" svg:width="3.556cm" svg:height="1.206cm" svg:x="6.08cm" svg:y="22.908cm">
          <text:p text:style-name="P1"><text:span text:style-name="T1">9x Attack from</text:span></text:p>
          <text:p text:style-name="P1"><text:span text:style-name="T1">enemy</text:span></text:p>
        </draw:rect>
        <draw:rect draw:style-name="gr1" draw:text-style-name="P1" draw:layer="layout" svg:width="3.556cm" svg:height="1.206cm" svg:x="6.08cm" svg:y="24.94cm">
          <text:p text:style-name="P1"><text:span text:style-name="T1">Bx Status</text:span></text:p>
        </draw:rect>
        <draw:rect draw:style-name="gr1" draw:text-style-name="P1" xml:id="id7" draw:id="id7" draw:layer="layout" svg:width="3.556cm" svg:height="1.206cm" svg:x="11.921cm" svg:y="14.345cm">
          <text:p text:style-name="P1"><text:span text:style-name="T1">0F:Present?</text:span></text:p>
        </draw:rect>
        <draw:rect draw:style-name="gr1" draw:text-style-name="P1" xml:id="id6" draw:id="id6" draw:layer="layout" svg:width="3.62cm" svg:height="1.206cm" svg:x="11.922cm" svg:y="24.939cm">
          <text:p text:style-name="P1"><text:span text:style-name="T2">Ax Status</text:span></text:p>
        </draw:rect>
        <draw:connector draw:style-name="gr2" draw:text-style-name="P1" draw:layer="layout" draw:type="lines" svg:x1="11.922cm" svg:y1="25.542cm" svg:x2="11.921cm" svg:y2="14.948cm" draw:start-shape="id6" draw:start-glue-point="3" draw:end-shape="id7" draw:end-glue-point="3" svg:d="m11922 25542h-501l-1-10594h501">
          <text:p/>
        </draw:connector>
        <draw:frame draw:style-name="gr3" draw:layer="layout" svg:width="6.107cm" svg:height="1.675cm" svg:x="12.355cm" svg:y="12.533cm">
          <draw:text-box>
            <text:p>Slave</text:p>
            <text:p>Receive <text:s text:c="5"/>Prepare</text:p>
          </draw:text-box>
        </draw:frame>
        <draw:rect draw:style-name="gr1" draw:text-style-name="P1" xml:id="id8" draw:id="id8" draw:layer="layout" svg:width="3.556cm" svg:height="1.206cm" svg:x="11.922cm" svg:y="16.441cm">
          <text:p text:style-name="P1"><text:span text:style-name="T1">2x 4 HP MSB</text:span></text:p>
        </draw:rect>
        <draw:connector draw:style-name="gr2" draw:text-style-name="P1" draw:layer="layout" draw:type="lines" svg:x1="13.699cm" svg:y1="15.551cm" svg:x2="13.7cm" svg:y2="16.441cm" draw:start-shape="id7" draw:start-glue-point="2" draw:end-shape="id8" draw:end-glue-point="0" svg:d="m13699 15551v501l1-112v501">
          <text:p/>
        </draw:connector>
        <draw:rect draw:style-name="gr1" draw:text-style-name="P1" xml:id="id10" draw:id="id10" draw:layer="layout" svg:width="3.556cm" svg:height="1.206cm" svg:x="11.922cm" svg:y="20.875cm">
          <text:p text:style-name="P1"><text:span text:style-name="T1">6x Rx shield</text:span></text:p>
        </draw:rect>
        <draw:connector draw:style-name="gr2" draw:text-style-name="P1" draw:layer="layout" draw:type="lines" svg:x1="13.7cm" svg:y1="17.647cm" svg:x2="13.7cm" svg:y2="18.653cm" draw:start-shape="id8" draw:start-glue-point="2" draw:end-shape="id9" draw:end-glue-point="0" svg:d="m13700 17647v501 4 501">
          <text:p/>
        </draw:connector>
        <draw:rect draw:style-name="gr1" draw:text-style-name="P1" draw:layer="layout" svg:width="3.556cm" svg:height="1.206cm" svg:x="15.478cm" svg:y="14.335cm">
          <text:p text:style-name="P1"><text:span text:style-name="T1">3x 4 HP MSB</text:span></text:p>
        </draw:rect>
        <draw:rect draw:style-name="gr1" draw:text-style-name="P1" xml:id="id9" draw:id="id9" draw:layer="layout" svg:width="3.556cm" svg:height="1.206cm" svg:x="11.922cm" svg:y="18.653cm">
          <text:p text:style-name="P1"><text:span text:style-name="T1">4x 4 HP LSB</text:span></text:p>
        </draw:rect>
        <draw:connector draw:style-name="gr2" draw:text-style-name="P1" draw:layer="layout" draw:type="lines" svg:x1="13.7cm" svg:y1="19.859cm" svg:x2="13.7cm" svg:y2="20.875cm" draw:start-shape="id9" draw:start-glue-point="2" draw:end-shape="id10" draw:end-glue-point="0" svg:d="m13700 19859v501 14 501">
          <text:p/>
        </draw:connector>
        <draw:rect draw:style-name="gr1" draw:text-style-name="P1" draw:layer="layout" svg:width="3.556cm" svg:height="1.206cm" svg:x="15.478cm" svg:y="16.43cm">
          <text:p text:style-name="P1"><text:span text:style-name="T1">5x 4 HP LSB</text:span></text:p>
        </draw:rect>
        <draw:rect draw:style-name="gr1" draw:text-style-name="P1" draw:layer="layout" svg:width="3.556cm" svg:height="1.206cm" svg:x="15.478cm" svg:y="18.653cm">
          <text:p text:style-name="P1"><text:span text:style-name="T1">7x Tx Shield</text:span></text:p>
        </draw:rect>
        <draw:rect draw:style-name="gr1" draw:text-style-name="P1" draw:layer="layout" svg:width="3.556cm" svg:height="1.206cm" svg:x="15.478cm" svg:y="20.876cm">
          <text:p text:style-name="P1"><text:span text:style-name="T1">9x Attack</text:span></text:p>
          <text:p text:style-name="P1"><text:span text:style-name="T1">to send</text:span></text:p>
        </draw:rect>
        <draw:rect draw:style-name="gr1" draw:text-style-name="P2" draw:layer="layout" svg:width="3.556cm" svg:height="1.206cm" svg:x="15.478cm" svg:y="24.939cm">
          <text:p text:style-name="P1"><text:span text:style-name="T2">13:Present !</text:span></text:p>
        </draw:rect>
        <draw:rect draw:style-name="gr4" draw:text-style-name="P1" xml:id="id11" draw:id="id11" draw:layer="layout" svg:width="3.556cm" svg:height="1.143cm" svg:x="10.666cm" svg:y="4.175cm">
          <text:p text:style-name="P1"><text:span text:style-name="T1">Be master</text:span></text:p>
        </draw:rect>
        <draw:rect draw:style-name="gr4" draw:text-style-name="P1" xml:id="id13" draw:id="id13" draw:layer="layout" svg:width="3.302cm" svg:height="1.143cm" svg:x="6.651cm" svg:y="8.112cm">
          <text:p text:style-name="P1"><text:span text:style-name="T1">Be slave</text:span></text:p>
        </draw:rect>
        <draw:rect draw:style-name="gr4" draw:text-style-name="P2" xml:id="id12" draw:id="id12" draw:layer="layout" svg:width="3.302cm" svg:height="1.588cm" svg:x="10.793cm" svg:y="6.461cm">
          <text:p text:style-name="P1"><text:span text:style-name="T2">Send MC</text:span></text:p>
          <text:p text:style-name="P1"><text:span text:style-name="T2">Receive HS</text:span></text:p>
        </draw:rect>
        <draw:connector draw:style-name="gr2" draw:text-style-name="P1" draw:layer="layout" draw:type="lines" svg:x1="12.444cm" svg:y1="5.318cm" svg:x2="12.444cm" svg:y2="6.461cm" draw:start-shape="id11" draw:start-glue-point="2" draw:end-shape="id12" draw:end-glue-point="0" svg:d="m12444 5318v501 141 501">
          <text:p/>
        </draw:connector>
        <draw:rect draw:style-name="gr4" draw:text-style-name="P1" xml:id="id14" draw:id="id14" draw:layer="layout" svg:width="3.556cm" svg:height="1.206cm" svg:x="6.524cm" svg:y="9.89cm">
          <text:p text:style-name="P1"><text:span text:style-name="T1">Game</text:span></text:p>
        </draw:rect>
        <draw:connector draw:style-name="gr2" draw:text-style-name="P1" draw:layer="layout" draw:type="lines" svg:x1="8.302cm" svg:y1="9.255cm" svg:x2="8.302cm" svg:y2="9.89cm" draw:start-shape="id13" draw:start-glue-point="2" draw:end-shape="id14" draw:end-glue-point="0" svg:d="m8302 9255v501-367 501">
          <text:p/>
        </draw:connector>
        <draw:rect draw:style-name="gr4" draw:text-style-name="P3" xml:id="id15" draw:id="id15" draw:layer="layout" svg:width="3.302cm" svg:height="1.27cm" svg:x="6.651cm" svg:y="4.111cm">
          <text:p text:style-name="P1"><text:span text:style-name="T3">Listen for master</text:span></text:p>
          <text:p text:style-name="P1"><text:span text:style-name="T3">Code 10 frames</text:span></text:p>
        </draw:rect>
        <draw:rect draw:style-name="gr4" draw:text-style-name="P2" xml:id="id16" draw:id="id16" draw:layer="layout" svg:width="3.302cm" svg:height="1.27cm" svg:x="6.651cm" svg:y="6.079cm">
          <text:p text:style-name="P1"><text:span text:style-name="T2">Got</text:span><text:span text:style-name="T2"><text:line-break/></text:span><text:span text:style-name="T2">Master Code ?</text:span></text:p>
        </draw:rect>
        <draw:connector draw:style-name="gr2" draw:text-style-name="P1" draw:layer="layout" draw:type="lines" svg:x1="8.302cm" svg:y1="5.381cm" svg:x2="8.302cm" svg:y2="6.079cm" draw:start-shape="id15" draw:start-glue-point="2" draw:end-shape="id16" draw:end-glue-point="0" svg:d="m8302 5381v501-304 501">
          <text:p/>
        </draw:connector>
        <draw:rect draw:style-name="gr4" draw:text-style-name="P2" xml:id="id17" draw:id="id17" draw:layer="layout" svg:width="3.302cm" svg:height="1.27cm" svg:x="6.658cm" svg:y="2.079cm">
          <text:p text:style-name="P1"><text:span text:style-name="T2">Prep HS</text:span></text:p>
        </draw:rect>
        <draw:connector draw:style-name="gr2" draw:text-style-name="P1" draw:layer="layout" draw:type="lines" svg:x1="8.309cm" svg:y1="3.349cm" svg:x2="8.302cm" svg:y2="4.111cm" draw:start-shape="id17" draw:start-glue-point="2" draw:end-shape="id15" draw:end-glue-point="0" svg:d="m8309 3349v501l-7-240v501">
          <text:p/>
        </draw:connector>
        <draw:connector draw:style-name="gr2" draw:text-style-name="P1" draw:layer="layout" draw:type="lines" svg:x1="9.953cm" svg:y1="4.746cm" svg:x2="10.666cm" svg:y2="4.746cm" draw:start-shape="id15" draw:start-glue-point="1" draw:end-shape="id11" draw:end-glue-point="3" svg:d="m9953 4746h501-289 501">
          <text:p/>
        </draw:connector>
        <draw:connector draw:style-name="gr2" draw:text-style-name="P1" draw:layer="layout" draw:type="lines" svg:x1="8.302cm" svg:y1="7.349cm" svg:x2="8.302cm" svg:y2="8.112cm" draw:start-shape="id16" draw:start-glue-point="2" draw:end-shape="id13" draw:end-glue-point="0" svg:d="m8302 7349v501-239 501">
          <text:p/>
        </draw:connector>
        <draw:connector draw:style-name="gr2" draw:text-style-name="P1" draw:layer="layout" draw:type="lines" draw:line-skew="0cm 1.856cm" svg:x1="12.444cm" svg:y1="8.049cm" svg:x2="10.08cm" svg:y2="10.493cm" draw:start-shape="id12" draw:start-glue-point="2" draw:end-shape="id14" draw:end-glue-point="1" svg:d="m12444 8049v501l-7 1943h-2357">
          <text:p/>
        </draw:connector>
        <draw:connector draw:style-name="gr2" draw:text-style-name="P1" draw:layer="layout" draw:type="lines" draw:line-skew="0.141cm" svg:x1="14.095cm" svg:y1="7.255cm" svg:x2="14.222cm" svg:y2="4.746cm" draw:start-shape="id12" draw:start-glue-point="1" draw:end-shape="id11" draw:end-glue-point="1" svg:d="m14095 7255h642l-14-2509h-501">
          <text:p/>
        </draw:connector>
        <draw:rect draw:style-name="gr1" draw:text-style-name="P1" xml:id="id18" draw:id="id18" draw:layer="layout" svg:width="3.556cm" svg:height="1.206cm" svg:x="2.524cm" svg:y="20.875cm">
          <text:p text:style-name="P1"><text:span text:style-name="T1">6x Tx shield</text:span></text:p>
        </draw:rect>
        <draw:rect draw:style-name="gr1" draw:text-style-name="P1" draw:layer="layout" svg:width="3.556cm" svg:height="1.206cm" svg:x="6.08cm" svg:y="20.876cm">
          <text:p text:style-name="P1"><text:span text:style-name="T1">7x Rx shield</text:span></text:p>
        </draw:rect>
        <draw:connector draw:style-name="gr2" draw:text-style-name="P1" draw:layer="layout" draw:type="lines" svg:x1="4.302cm" svg:y1="19.859cm" svg:x2="4.302cm" svg:y2="20.875cm" draw:start-shape="id5" draw:start-glue-point="2" draw:end-shape="id18" draw:end-glue-point="0" svg:d="m4302 19859v501 14 501">
          <text:p/>
        </draw:connector>
        <draw:connector draw:style-name="gr2" draw:text-style-name="P1" draw:layer="layout" draw:type="lines" svg:x1="4.302cm" svg:y1="22.081cm" svg:x2="4.302cm" svg:y2="22.907cm" draw:start-shape="id18" draw:start-glue-point="2" draw:end-shape="id4" draw:end-glue-point="0" svg:d="m4302 22081v501-176 501">
          <text:p/>
        </draw:connector>
        <draw:rect draw:style-name="gr1" draw:text-style-name="P1" xml:id="id19" draw:id="id19" draw:layer="layout" svg:width="3.62cm" svg:height="1.206cm" svg:x="11.921cm" svg:y="22.971cm">
          <text:p text:style-name="P1"><text:span text:style-name="T2">8x Attack from</text:span></text:p>
          <text:p text:style-name="P1"><text:span text:style-name="T2">Enemy</text:span></text:p>
        </draw:rect>
        <draw:rect draw:style-name="gr1" draw:text-style-name="P2" draw:layer="layout" svg:width="3.556cm" svg:height="1.206cm" svg:x="15.478cm" svg:y="22.971cm">
          <text:p text:style-name="P1"><text:span text:style-name="T2">Bx:Status</text:span></text:p>
        </draw:rect>
        <draw:connector draw:style-name="gr2" draw:text-style-name="P1" draw:layer="layout" draw:type="lines" svg:x1="13.7cm" svg:y1="22.081cm" svg:x2="13.731cm" svg:y2="22.971cm" draw:start-shape="id10" draw:start-glue-point="2" draw:end-shape="id19" draw:end-glue-point="0" svg:d="m13700 22081v501l31-112v501">
          <text:p/>
        </draw:connector>
        <draw:connector draw:style-name="gr2" draw:text-style-name="P1" draw:layer="layout" draw:type="lines" svg:x1="13.731cm" svg:y1="24.177cm" svg:x2="13.732cm" svg:y2="24.939cm" draw:start-shape="id19" draw:start-glue-point="2" draw:end-shape="id6" draw:end-glue-point="0" svg:d="m13731 24177v501l1-240v501">
          <text:p/>
        </draw:connector>
        <draw:frame draw:style-name="gr3" draw:text-style-name="P4" draw:layer="layout" svg:width="3.33cm" svg:height="2.196cm" svg:x="2.46cm" svg:y="26.823cm">
          <draw:text-box>
            <text:p><text:span text:style-name="T4">Status : 1010abcd</text:span></text:p>
            <text:p><text:span text:style-name="T4">A:Potion (inc HP)</text:span></text:p>
            <text:p><text:span text:style-name="T4">B:Pause</text:span><text:span text:style-name="T4"><text:line-break/></text:span><text:span text:style-name="T4">C:Dizzy</text:span></text:p>
            <text:p><text:span text:style-name="T4">D:Dead</text:span></text:p>
          </draw:text-box>
        </draw:frame>
        <draw:frame draw:style-name="gr3" draw:text-style-name="P4" draw:layer="layout" svg:width="4.304cm" svg:height="1.418cm" svg:x="8.689cm" svg:y="26.971cm">
          <draw:text-box>
            <text:p><text:span text:style-name="T4">Attack:01 :normal</text:span></text:p>
            <text:p><text:span text:style-name="T4">02: beer</text:span></text:p>
            <text:p><text:span text:style-name="T4">Mask 04:bomb (dec HP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23T01:55:10.37</meta:creation-date>
    <meta:generator>OpenOffice.org/3.4$Win32 OpenOffice.org_project/340m1$Build-9590</meta:generator>
    <dc:date>2014-04-23T13:07:05.21</dc:date>
    <meta:editing-duration>P10DT1H5M39S</meta:editing-duration>
    <meta:editing-cycles>114</meta:editing-cycles>
    <meta:document-statistic meta:object-count="55"/>
  </office:meta>
</office:document-meta>
</file>